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4.7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1c1c1c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objectwithoutfill">
      <style:graphic-properties draw:stroke="dash" draw:stroke-dash="Fine_20_Dashed_20__28_var_29_" draw:marker-start="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24.289cm" svg:x="1cm" svg:y="2.651cm">
          <text:p/>
        </draw:rect>
        <draw:frame draw:style-name="gr2" draw:text-style-name="P2" draw:layer="layout" svg:width="4.193cm" svg:height="1.524cm" svg:x="6.376cm" svg:y="1.2cm">
          <draw:text-box>
            <text:p><text:span text:style-name="T1">analysis element ID</text:span></text:p>
          </draw:text-box>
        </draw:frame>
        <draw:frame draw:style-name="gr3" draw:layer="layout" svg:width="5.235cm" svg:height="1.746cm" svg:x="1.036cm" svg:y="0.932cm">
          <draw:text-box>
            <text:p><text:span text:style-name="T2">Export</text:span><text:line-break/><text:span text:style-name="T3">API flow</text:span><text:span text:style-name="T3"><text:line-break/></text:span><text:span text:style-name="T4">Version 1.0</text:span></text:p>
          </draw:text-box>
        </draw:frame>
        <draw:line draw:style-name="gr4" draw:text-style-name="P1" draw:layer="layout" svg:x1="6.195cm" svg:y1="1cm" svg:x2="6.239cm" svg:y2="3.54cm">
          <text:p/>
        </draw:line>
        <draw:custom-shape draw:style-name="gr5" draw:text-style-name="P3" xml:id="id1" draw:id="id1" draw:layer="layout" svg:width="3.683cm" svg:height="1.524cm" svg:x="4.437cm" svg:y="3.54cm">
          <text:p text:style-name="P1"><text:span text:style-name="T5">Request Ex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" draw:id="id2" draw:layer="layout" svg:width="3.683cm" svg:height="1.524cm" svg:x="4.437cm" svg:y="6.74cm">
          <text:p text:style-name="P3"><text:span text:style-name="T5">Check export 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5" draw:id="id5" draw:layer="layout" svg:width="3.175cm" svg:height="3.175cm" svg:x="4.684cm" svg:y="17.413cm">
          <text:p text:style-name="P1"><text:span text:style-name="T5">Is </text:span></text:p>
          <text:p text:style-name="P1"><text:span text:style-name="T5">preparation </text:span></text:p>
          <text:p text:style-name="P1"><text:span text:style-name="T5">complet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xml:id="id3" draw:id="id3" draw:layer="layout" svg:width="3.175cm" svg:height="3.175cm" svg:x="4.684cm" svg:y="10.274cm">
          <text:p text:style-name="P3"><text:span text:style-name="T5">Is </text:span></text:p>
          <text:p text:style-name="P3"><text:span text:style-name="T5">preparation </text:span></text:p>
          <text:p text:style-name="P3"><text:span text:style-name="T5">complet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6" draw:id="id6" draw:layer="layout" svg:width="3.683cm" svg:height="1.524cm" svg:x="4.437cm" svg:y="22.366cm">
          <text:p text:style-name="P3"><text:span text:style-name="T5">Download comple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6.278cm" svg:y1="5.064cm" svg:x2="6.278cm" svg:y2="6.74cm" draw:start-shape="id1" draw:start-glue-point="6" draw:end-shape="id2" draw:end-glue-point="4" svg:d="M6278 5064v1676">
          <text:p/>
        </draw:connector>
        <draw:connector draw:style-name="gr4" draw:text-style-name="P1" draw:layer="layout" svg:x1="6.278cm" svg:y1="8.264cm" svg:x2="6.272cm" svg:y2="10.274cm" draw:start-shape="id2" draw:start-glue-point="6" draw:end-shape="id3" draw:end-glue-point="4" svg:d="M6278 8264v1005h-6v1005">
          <text:p/>
        </draw:connector>
        <draw:connector draw:style-name="gr4" draw:text-style-name="P1" draw:layer="layout" svg:x1="6.272cm" svg:y1="13.449cm" svg:x2="6.278cm" svg:y2="14.873cm" draw:start-shape="id3" draw:start-glue-point="6" draw:end-shape="id4" draw:end-glue-point="4" svg:d="M6272 13449v712h6v712">
          <text:p/>
        </draw:connector>
        <draw:connector draw:style-name="gr4" draw:text-style-name="P1" draw:layer="layout" svg:x1="6.278cm" svg:y1="16.397cm" svg:x2="6.272cm" svg:y2="17.413cm" draw:start-shape="id4" draw:start-glue-point="6" draw:end-shape="id5" draw:end-glue-point="4" svg:d="M6278 16397v508h-6v508">
          <text:p/>
        </draw:connector>
        <draw:connector draw:style-name="gr4" draw:text-style-name="P1" draw:layer="layout" svg:x1="6.272cm" svg:y1="20.588cm" svg:x2="6.278cm" svg:y2="22.366cm" draw:start-shape="id5" draw:start-glue-point="6" draw:end-shape="id6" draw:end-glue-point="4" svg:d="M6272 20588v889h6v889">
          <text:p/>
        </draw:connector>
        <draw:custom-shape draw:style-name="gr6" draw:text-style-name="P4" draw:layer="layout" svg:width="10.287cm" svg:height="0.889cm" svg:x="9.89cm" svg:y="4.175cm">
          <text:p text:style-name="P1"><text:span text:style-name="T4">POST: /v1/export/analysis-element/{elementId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4" draw:layer="layout" svg:width="10.287cm" svg:height="0.889cm" svg:x="9.89cm" svg:y="6.961cm">
          <text:p text:style-name="P4"><text:span text:style-name="T4">GET: /v1/export/analysis-element/{elementId}/statu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4" draw:layer="layout" svg:width="10.287cm" svg:height="0.889cm" svg:x="9.89cm" svg:y="22.716cm">
          <text:p text:style-name="P4"><text:span text:style-name="T4">GET: /v1/export/analysis-element/{elementId}/downlo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1" draw:layer="layout" svg:x1="9.89cm" svg:y1="4.615cm" svg:x2="8.112cm" svg:y2="4.615cm">
          <text:p/>
        </draw:line>
        <draw:connector draw:style-name="gr4" draw:text-style-name="P1" draw:layer="layout" draw:line-skew="-0.522cm" svg:x1="4.684cm" svg:y1="11.862cm" svg:x2="4.437cm" svg:y2="7.502cm" draw:start-shape="id3" draw:start-glue-point="5" draw:end-shape="id2" draw:end-glue-point="5" svg:d="M4684 11862h-1271v-4360h1024">
          <text:p/>
        </draw:connector>
        <draw:connector draw:style-name="gr4" draw:text-style-name="P1" draw:layer="layout" draw:line-skew="-0.395cm" svg:x1="4.684cm" svg:y1="19.001cm" svg:x2="4.437cm" svg:y2="15.635cm" draw:start-shape="id5" draw:start-glue-point="5" draw:end-shape="id4" draw:end-glue-point="5" svg:d="M4684 19001h-1144v-3366h897">
          <text:p/>
        </draw:connector>
        <draw:line draw:style-name="gr7" draw:text-style-name="P1" draw:layer="layout" svg:x1="9.89cm" svg:y1="7.469cm" svg:x2="8.112cm" svg:y2="7.469cm">
          <text:p/>
        </draw:line>
        <draw:line draw:style-name="gr7" draw:text-style-name="P1" draw:layer="layout" svg:x1="9.917cm" svg:y1="7.512cm" svg:x2="6.869cm" svg:y2="18.053cm">
          <text:p/>
        </draw:line>
        <draw:custom-shape draw:style-name="gr5" draw:text-style-name="P3" xml:id="id4" draw:id="id4" draw:layer="layout" svg:width="3.683cm" svg:height="1.524cm" svg:x="4.437cm" svg:y="14.873cm">
          <text:p text:style-name="P3"><text:span text:style-name="T5">download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9.89cm" svg:y1="23.255cm" svg:x2="8.112cm" svg:y2="23.255cm">
          <text:p/>
        </draw:line>
        <draw:frame draw:style-name="gr9" draw:text-style-name="P5" draw:layer="layout" svg:width="1.052cm" svg:height="0.645cm" svg:x="6.298cm" svg:y="13.222cm">
          <draw:text-box>
            <text:p><text:span text:style-name="T4">yes</text:span></text:p>
          </draw:text-box>
        </draw:frame>
        <draw:frame draw:style-name="gr9" draw:text-style-name="P5" draw:layer="layout" svg:width="0.896cm" svg:height="0.645cm" svg:x="4.048cm" svg:y="19.181cm">
          <draw:text-box>
            <text:p><text:span text:style-name="T4">no</text:span></text:p>
          </draw:text-box>
        </draw:frame>
        <draw:frame draw:style-name="gr9" draw:text-style-name="P5" draw:layer="layout" svg:width="1.052cm" svg:height="0.645cm" svg:x="6.461cm" svg:y="20.451cm">
          <draw:text-box>
            <text:p><text:span text:style-name="T4">yes</text:span></text:p>
          </draw:text-box>
        </draw:frame>
        <draw:frame draw:style-name="gr9" draw:text-style-name="P5" draw:layer="layout" svg:width="0.896cm" svg:height="0.645cm" svg:x="3.914cm" svg:y="12.069cm">
          <draw:text-box>
            <text:p><text:span text:style-name="T4">no</text:span></text:p>
          </draw:text-box>
        </draw:frame>
        <draw:frame draw:style-name="gr9" draw:layer="layout" svg:width="2.339cm" svg:height="0.962cm" svg:x="1.074cm" svg:y="2.905cm">
          <draw:text-box>
            <text:p>Ex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1-30T11:09:43</meta:creation-date>
    <dc:date>2015-01-30T12:58:24</dc:date>
    <dc:creator>Mark Gable</dc:creator>
    <meta:editing-duration>PT1H48M42S</meta:editing-duration>
    <meta:editing-cycles>7</meta:editing-cycles>
    <meta:generator>OpenOffice/4.1.1$Unix OpenOffice.org_project/411m6$Build-9775</meta:generator>
    <meta:printed-by>Mark Gable</meta:printed-by>
    <meta:print-date>2015-01-30T11:32:58</meta:print-date>
    <meta:document-statistic meta:object-count="29"/>
  </office:meta>
</office:document-meta>
</file>